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caling_20_Data">
      <style:table-properties table:display="true" style:writing-mode="lr-tb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aling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bRoadRunner</text:p>
          </table:table-cell>
          <table:table-cell office:value-type="string" calcext:value-type="string">
            <text:p>Jarnac</text:p>
          </table:table-cell>
          <table:table-cell office:value-type="string" calcext:value-type="string">
            <text:p>Time Ratio</text:p>
          </table:table-cell>
          <table:table-cell office:value-type="string" calcext:value-type="string">
            <text:p>ln(N)</text:p>
          </table:table-cell>
          <table:table-cell office:value-type="string" calcext:value-type="string">
            <text:p>ln(libRoadRunner)</text:p>
          </table:table-cell>
          <table:table-cell office:value-type="string" calcext:value-type="string">
            <text:p>ln(Jarnac)</text:p>
          </table:table-cell>
          <table:table-cell office:value-type="string" calcext:value-type="string">
            <text:p>ln(Ratio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1400.11" calcext:value-type="float">
            <text:p>1400.11</text:p>
          </table:table-cell>
          <table:table-cell table:formula="of:=LN([.A$1:.A$1048576])" office:value-type="float" office:value="0" calcext:value-type="float">
            <text:p>0</text:p>
          </table:table-cell>
          <table:table-cell table:number-columns-repeated="3"/>
          <table:table-cell table:formula="of:=LN([.B$1:.B$1048576])" office:value-type="float" office:value="-6.90775527898214" calcext:value-type="float">
            <text:p>-6.907755279</text:p>
          </table:table-cell>
          <table:table-cell table:formula="of:=LN([.C$1:.C$1048576])" office:value-type="float" office:value="-4.19970507787993" calcext:value-type="float">
            <text:p>-4.1997050779</text:p>
          </table:table-cell>
          <table:table-cell table:formula="of:=LN([.D$1:.D$1048576])" office:value-type="float" office:value="7.24430608394535" calcext:value-type="float">
            <text:p>7.244306083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1" calcext:value-type="float">
            <text:p>0.021</text:p>
          </table:table-cell>
          <table:table-cell office:value-type="float" office:value="1500.12" calcext:value-type="float">
            <text:p>1500.12</text:p>
          </table:table-cell>
          <table:table-cell table:formula="of:=LN([.A$1:.A$1048576])" office:value-type="float" office:value="0.693147180559945" calcext:value-type="float">
            <text:p>0.6931471806</text:p>
          </table:table-cell>
          <table:table-cell table:number-columns-repeated="3"/>
          <table:table-cell table:formula="of:=LN([.B$1:.B$1048576])" office:value-type="float" office:value="-6.90775527898214" calcext:value-type="float">
            <text:p>-6.907755279</text:p>
          </table:table-cell>
          <table:table-cell table:formula="of:=LN([.C$1:.C$1048576])" office:value-type="float" office:value="-3.86323284125871" calcext:value-type="float">
            <text:p>-3.8632328413</text:p>
          </table:table-cell>
          <table:table-cell table:formula="of:=LN([.D$1:.D$1048576])" office:value-type="float" office:value="7.31330038389047" calcext:value-type="float">
            <text:p>7.31330038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0.004</text:p>
          </table:table-cell>
          <table:table-cell office:value-type="float" office:value="2.474" calcext:value-type="float">
            <text:p>2.474</text:p>
          </table:table-cell>
          <table:table-cell office:value-type="float" office:value="61625.79" calcext:value-type="float">
            <text:p>61625.79</text:p>
          </table:table-cell>
          <table:table-cell table:formula="of:=LN([.A$1:.A$1048576])" office:value-type="float" office:value="3.91202300542815" calcext:value-type="float">
            <text:p>3.9120230054</text:p>
          </table:table-cell>
          <table:table-cell table:formula="of:=LN([.B$1:.B$1048576])" office:value-type="float" office:value="-5.52146091786225" calcext:value-type="float">
            <text:p>-5.5214609179</text:p>
          </table:table-cell>
          <table:table-cell table:formula="of:=LN([.C$1:.C$1048576])" office:value-type="float" office:value="0.905836273970296" calcext:value-type="float">
            <text:p>0.905836274</text:p>
          </table:table-cell>
          <table:table-cell table:formula="of:=LN([.D$1:.D$1048576])" office:value-type="float" office:value="11.0288357307354" calcext:value-type="float">
            <text:p>11.0288357307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7" calcext:value-type="float">
            <text:p>0.007</text:p>
          </table:table-cell>
          <table:table-cell office:value-type="float" office:value="12.687" calcext:value-type="float">
            <text:p>12.687</text:p>
          </table:table-cell>
          <table:table-cell office:value-type="float" office:value="181815.08" calcext:value-type="float">
            <text:p>181815.08</text:p>
          </table:table-cell>
          <table:table-cell table:formula="of:=LN([.A$1:.A$1048576])" office:value-type="float" office:value="4.60517018598809" calcext:value-type="float">
            <text:p>4.605170186</text:p>
          </table:table-cell>
          <table:table-cell table:formula="of:=LN([.B$1:.B$1048576])" office:value-type="float" office:value="-4.96184512992682" calcext:value-type="float">
            <text:p>-4.9618451299</text:p>
          </table:table-cell>
          <table:table-cell table:formula="of:=LN([.C$1:.C$1048576])" office:value-type="float" office:value="2.54057784715846" calcext:value-type="float">
            <text:p>2.5405778472</text:p>
          </table:table-cell>
          <table:table-cell table:formula="of:=LN([.D$1:.D$1048576])" office:value-type="float" office:value="12.1107454055803" calcext:value-type="float">
            <text:p>12.1107454056</text:p>
          </table:table-cell>
          <table:table-cell/>
          <table:table-cell>
            <draw:frame table:end-cell-address="'Scaling Data'.P28" table:end-x="0.4224in" table:end-y="0.1165in" draw:z-index="1" draw:name="Chart 7" draw:style-name="gr1" draw:text-style-name="P1" svg:width="4.3882in" svg:height="4.7157in" svg:x="0.0508in" svg:y="0.1925in">
              <draw:object draw:notify-on-update-of-ranges="'Scaling Data'.D1:'Scaling Data'.D1 'Scaling Data'.D2:'Scaling Data'.D13 'Scaling Data'.A2:'Scaling Data'.A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1" calcext:value-type="float">
            <text:p>0.011</text:p>
          </table:table-cell>
          <table:table-cell office:value-type="float" office:value="35.541" calcext:value-type="float">
            <text:p>35.541</text:p>
          </table:table-cell>
          <table:table-cell office:value-type="float" office:value="355210.34" calcext:value-type="float">
            <text:p>355210.34</text:p>
          </table:table-cell>
          <table:table-cell table:formula="of:=LN([.A$1:.A$1048576])" office:value-type="float" office:value="5.01063529409626" calcext:value-type="float">
            <text:p>5.0106352941</text:p>
          </table:table-cell>
          <table:table-cell table:formula="of:=LN([.B$1:.B$1048576])" office:value-type="float" office:value="-4.50986000618377" calcext:value-type="float">
            <text:p>-4.5098600062</text:p>
          </table:table-cell>
          <table:table-cell table:formula="of:=LN([.C$1:.C$1048576])" office:value-type="float" office:value="3.57068695964073" calcext:value-type="float">
            <text:p>3.5706869596</text:p>
          </table:table-cell>
          <table:table-cell table:formula="of:=LN([.D$1:.D$1048576])" office:value-type="float" office:value="12.7804654000368" calcext:value-type="float">
            <text:p>12.7804654</text:p>
          </table:table-cell>
          <table:table-cell table:number-columns-repeated="8"/>
          <table:table-cell>
            <draw:frame table:end-cell-address="'Scaling Data'.Z28" table:end-x="0.6354in" table:end-y="0.0559in" draw:z-index="0" draw:name="Chart 6" draw:style-name="gr1" draw:text-style-name="P1" svg:width="6.6598in" svg:height="4.6291in" svg:x="0.0004in" svg:y="0.0102in">
              <draw:object draw:notify-on-update-of-ranges="'Scaling Data'.C1:'Scaling Data'.C1 'Scaling Data'.C2:'Scaling Data'.C13 'Scaling Data'.A2:'Scaling Data'.A13 'Scaling Data'.B1:'Scaling Data'.B1 'Scaling Data'.B2:'Scaling Data'.B13 'Scaling Data'.A2:'Scaling Data'.A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4" calcext:value-type="float">
            <text:p>0.014</text:p>
          </table:table-cell>
          <table:table-cell office:value-type="float" office:value="76.713" calcext:value-type="float">
            <text:p>76.713</text:p>
          </table:table-cell>
          <table:table-cell office:value-type="float" office:value="511149.76" calcext:value-type="float">
            <text:p>511149.76</text:p>
          </table:table-cell>
          <table:table-cell table:formula="of:=LN([.A$1:.A$1048576])" office:value-type="float" office:value="5.29831736654804" calcext:value-type="float">
            <text:p>5.2983173665</text:p>
          </table:table-cell>
          <table:table-cell table:formula="of:=LN([.B$1:.B$1048576])" office:value-type="float" office:value="-4.26869794936688" calcext:value-type="float">
            <text:p>-4.2686979494</text:p>
          </table:table-cell>
          <table:table-cell table:formula="of:=LN([.C$1:.C$1048576])" office:value-type="float" office:value="4.34007118553657" calcext:value-type="float">
            <text:p>4.3400711855</text:p>
          </table:table-cell>
          <table:table-cell table:formula="of:=LN([.D$1:.D$1048576])" office:value-type="float" office:value="13.1444178986556" calcext:value-type="float">
            <text:p>13.1444178987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3" calcext:value-type="float">
            <text:p>0.023</text:p>
          </table:table-cell>
          <table:table-cell office:value-type="float" office:value="142.406" calcext:value-type="float">
            <text:p>142.406</text:p>
          </table:table-cell>
          <table:table-cell office:value-type="float" office:value="790443.83" calcext:value-type="float">
            <text:p>790443.83</text:p>
          </table:table-cell>
          <table:table-cell table:formula="of:=LN([.A$1:.A$1048576])" office:value-type="float" office:value="5.52146091786225" calcext:value-type="float">
            <text:p>5.5214609179</text:p>
          </table:table-cell>
          <table:table-cell table:formula="of:=LN([.B$1:.B$1048576])" office:value-type="float" office:value="-3.77226106305299" calcext:value-type="float">
            <text:p>-3.7722610631</text:p>
          </table:table-cell>
          <table:table-cell table:formula="of:=LN([.C$1:.C$1048576])" office:value-type="float" office:value="4.95868213292169" calcext:value-type="float">
            <text:p>4.9586821329</text:p>
          </table:table-cell>
          <table:table-cell table:formula="of:=LN([.D$1:.D$1048576])" office:value-type="float" office:value="13.5803498768136" calcext:value-type="float">
            <text:p>13.5803498768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2" calcext:value-type="float">
            <text:p>0.022</text:p>
          </table:table-cell>
          <table:table-cell office:value-type="float" office:value="245.338" calcext:value-type="float">
            <text:p>245.338</text:p>
          </table:table-cell>
          <table:table-cell office:value-type="float" office:value="1113959.87" calcext:value-type="float">
            <text:p>1113959.87</text:p>
          </table:table-cell>
          <table:table-cell table:formula="of:=LN([.A$1:.A$1048576])" office:value-type="float" office:value="5.7037824746562" calcext:value-type="float">
            <text:p>5.7037824747</text:p>
          </table:table-cell>
          <table:table-cell table:formula="of:=LN([.B$1:.B$1048576])" office:value-type="float" office:value="-3.81671282562382" calcext:value-type="float">
            <text:p>-3.8167128256</text:p>
          </table:table-cell>
          <table:table-cell table:formula="of:=LN([.C$1:.C$1048576])" office:value-type="float" office:value="5.50263685161899" calcext:value-type="float">
            <text:p>5.5026368516</text:p>
          </table:table-cell>
          <table:table-cell table:formula="of:=LN([.D$1:.D$1048576])" office:value-type="float" office:value="13.9234316754812" calcext:value-type="float">
            <text:p>13.9234316755</text:p>
          </table:table-cell>
          <table:table-cell table:number-columns-repeated="10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6" calcext:value-type="float">
            <text:p>0.026</text:p>
          </table:table-cell>
          <table:table-cell office:value-type="float" office:value="374.614" calcext:value-type="float">
            <text:p>374.614</text:p>
          </table:table-cell>
          <table:table-cell office:value-type="float" office:value="1455906.41" calcext:value-type="float">
            <text:p>1455906.41</text:p>
          </table:table-cell>
          <table:table-cell table:formula="of:=LN([.A$1:.A$1048576])" office:value-type="float" office:value="5.85793315448346" calcext:value-type="float">
            <text:p>5.8579331545</text:p>
          </table:table-cell>
          <table:table-cell table:formula="of:=LN([.B$1:.B$1048576])" office:value-type="float" office:value="-3.64965874096066" calcext:value-type="float">
            <text:p>-3.649658741</text:p>
          </table:table-cell>
          <table:table-cell table:formula="of:=LN([.C$1:.C$1048576])" office:value-type="float" office:value="5.92589616250971" calcext:value-type="float">
            <text:p>5.9258961625</text:p>
          </table:table-cell>
          <table:table-cell table:formula="of:=LN([.D$1:.D$1048576])" office:value-type="float" office:value="14.1911392268266" calcext:value-type="float">
            <text:p>14.1911392268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33" calcext:value-type="float">
            <text:p>0.033</text:p>
          </table:table-cell>
          <table:table-cell office:value-type="float" office:value="543.75" calcext:value-type="float">
            <text:p>543.75</text:p>
          </table:table-cell>
          <table:table-cell office:value-type="float" office:value="1693499.69" calcext:value-type="float">
            <text:p>1693499.69</text:p>
          </table:table-cell>
          <table:table-cell table:formula="of:=LN([.A$1:.A$1048576])" office:value-type="float" office:value="5.99146454710798" calcext:value-type="float">
            <text:p>5.9914645471</text:p>
          </table:table-cell>
          <table:table-cell table:formula="of:=LN([.B$1:.B$1048576])" office:value-type="float" office:value="-3.41124771751566" calcext:value-type="float">
            <text:p>-3.4112477175</text:p>
          </table:table-cell>
          <table:table-cell table:formula="of:=LN([.C$1:.C$1048576])" office:value-type="float" office:value="6.29848958240289" calcext:value-type="float">
            <text:p>6.2984895824</text:p>
          </table:table-cell>
          <table:table-cell table:formula="of:=LN([.D$1:.D$1048576])" office:value-type="float" office:value="14.3423077681871" calcext:value-type="float">
            <text:p>14.3423077682</text:p>
          </table:table-cell>
          <table:table-cell table:number-columns-repeated="101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5" calcext:value-type="float">
            <text:p>0.035</text:p>
          </table:table-cell>
          <table:table-cell office:value-type="float" office:value="759.093" calcext:value-type="float">
            <text:p>759.093</text:p>
          </table:table-cell>
          <table:table-cell office:value-type="float" office:value="1820990.46" calcext:value-type="float">
            <text:p>1820990.46</text:p>
          </table:table-cell>
          <table:table-cell table:formula="of:=LN([.A$1:.A$1048576])" office:value-type="float" office:value="6.10924758276437" calcext:value-type="float">
            <text:p>6.1092475828</text:p>
          </table:table-cell>
          <table:table-cell table:formula="of:=LN([.B$1:.B$1048576])" office:value-type="float" office:value="-3.35240721749272" calcext:value-type="float">
            <text:p>-3.3524072175</text:p>
          </table:table-cell>
          <table:table-cell table:formula="of:=LN([.C$1:.C$1048576])" office:value-type="float" office:value="6.63212429953376" calcext:value-type="float">
            <text:p>6.6321242995</text:p>
          </table:table-cell>
          <table:table-cell table:formula="of:=LN([.D$1:.D$1048576])" office:value-type="float" office:value="14.4148911198163" calcext:value-type="float">
            <text:p>14.4148911198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5" calcext:value-type="float">
            <text:p>0.045</text:p>
          </table:table-cell>
          <table:table-cell office:value-type="float" office:value="1025.87" calcext:value-type="float">
            <text:p>1025.87</text:p>
          </table:table-cell>
          <table:table-cell office:value-type="float" office:value="2641170.23" calcext:value-type="float">
            <text:p>2641170.23</text:p>
          </table:table-cell>
          <table:table-cell table:formula="of:=LN([.A$1:.A$1048576])" office:value-type="float" office:value="6.21460809842219" calcext:value-type="float">
            <text:p>6.2146080984</text:p>
          </table:table-cell>
          <table:table-cell table:formula="of:=LN([.B$1:.B$1048576])" office:value-type="float" office:value="-3.10109278921182" calcext:value-type="float">
            <text:p>-3.1010927892</text:p>
          </table:table-cell>
          <table:table-cell table:formula="of:=LN([.C$1:.C$1048576])" office:value-type="float" office:value="6.93329631204985" calcext:value-type="float">
            <text:p>6.933296312</text:p>
          </table:table-cell>
          <table:table-cell table:formula="of:=LN([.D$1:.D$1048576])" office:value-type="float" office:value="14.7867326458472" calcext:value-type="float">
            <text:p>14.7867326458</text:p>
          </table:table-cell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Scaling Data'.Z60" table:end-x="0.6449in" table:end-y="0.163in" draw:z-index="2" draw:name="Chart 8" draw:style-name="gr1" draw:text-style-name="P1" svg:width="11.3398in" svg:height="6.4319in" svg:x="0.0161in" svg:y="0.1894in">
              <draw:object draw:notify-on-update-of-ranges="'Scaling Data'.F1:'Scaling Data'.F1 'Scaling Data'.F2:'Scaling Data'.F13 'Scaling Data'.E2:'Scaling Data'.E13 'Scaling Data'.G1:'Scaling Data'.G1 'Scaling Data'.G2:'Scaling Data'.G13 'Scaling Data'.E2:'Scaling Data'.E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Normal" style:font-family-asian="'Source Han Sans CN Normal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071in 0.0209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aling_20_Data" style:display-name="PageStyle_Scaling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zier</meta:initial-creator>
    <dc:creator>poltergeist </dc:creator>
    <meta:creation-date>2015-04-21T21:51:55</meta:creation-date>
    <dc:date>2015-04-27T15:26:43.313327023</dc:date>
    <meta:generator>LibreOffice/4.3.5.2.0$Linux_X86_64 LibreOffice_project/430$Build-2</meta:generator>
    <meta:editing-duration>PT42M5S</meta:editing-duration>
    <meta:editing-cycles>4</meta:editing-cycles>
    <meta:document-statistic meta:table-count="1" meta:cell-count="104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917cm" svg:height="11.759cm" xlink:href=".." xlink:type="simple" chart:class="chart:scatter" chart:column-mapping="2 1" chart:style-name="ch1">
        <chart:title svg:x="4.082cm" svg:y="0.371cm" chart:style-name="ch2">
          <text:p>Jarnac and libRoadRunner Execution Times</text:p>
        </chart:title>
        <chart:legend chart:legend-position="bottom" svg:x="6.608cm" svg:y="11.055cm" style:legend-expansion="wide" chart:style-name="ch3"/>
        <chart:plot-area chart:style-name="ch4" table:cell-range-address="'Scaling Data'.A2:'Scaling Data'.B13 'Scaling Data'.C1:'Scaling Data'.C13 'Scaling Data'.B1:'Scaling Data'.B1" chart:data-source-has-labels="row" svg:x="2.982cm" svg:y="1.405cm" svg:width="9.901cm" svg:height="8.438cm">
          <chartooo:coordinate-region svg:x="3.718cm" svg:y="1.566cm" svg:width="8.199cm" svg:height="7.859cm"/>
          <chart:axis chart:dimension="x" chart:name="primary-x" chart:style-name="ch5">
            <chart:title svg:x="7.762cm" svg:y="10.078cm" chart:style-name="ch6">
              <text:p>N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5.346cm" chart:style-name="ch6">
              <text:p>Jarnac Time (s)</text:p>
            </chart:title>
            <chart:grid chart:style-name="ch7" chart:class="major"/>
          </chart:axis>
          <chart:axis chart:dimension="y" chart:name="secondary-y" chart:style-name="ch9">
            <chart:title svg:x="13.222cm" svg:y="5.174cm" chart:style-name="ch6">
              <text:p>libRoadRunner Time (s)
</text:p>
            </chart:title>
          </chart:axis>
          <chart:series chart:attached-axis="primary-y" chart:style-name="ch10" chart:values-cell-range-address="'Scaling Data'.C2:'Scaling Data'.C13" chart:label-cell-address="'Scaling Data'.C1:'Scaling Data'.C1" chart:class="chart:scatter">
            <chart:domain table:cell-range-address="'Scaling Data'.A2:'Scaling Data'.A13"/>
            <chart:data-point chart:repeated="12"/>
          </chart:series>
          <chart:series chart:attached-axis="secondary-y" chart:style-name="ch10" chart:values-cell-range-address="'Scaling Data'.B2:'Scaling Data'.B13" chart:label-cell-address="'Scaling Data'.B1:'Scaling Data'.B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arnac</text:p>
                <draw:g>
                  <svg:desc>'Scaling Data'.C1:'Scaling Data'.C1</svg:desc>
                </draw:g>
              </table:table-cell>
              <table:table-cell office:value-type="string">
                <text:p>libRoadRunner</text:p>
                <draw:g>
                  <svg:desc>'Scaling Data'.B1:'Scaling Dat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ling Data'.A2:'Scaling Data'.A13</svg:desc>
                </draw:g>
              </table:table-cell>
              <table:table-cell office:value-type="float" office:value="0.015">
                <text:p>0.015</text:p>
                <draw:g>
                  <svg:desc>'Scaling Data'.C2:'Scaling Data'.C13</svg:desc>
                </draw:g>
              </table:table-cell>
              <table:table-cell office:value-type="float" office:value="0.001">
                <text:p>0.001</text:p>
                <draw:g>
                  <svg:desc>'Scaling Data'.B2:'Scaling Data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1">
                <text:p>0.02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.474">
                <text:p>2.47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.687">
                <text:p>12.68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5.541">
                <text:p>35.54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76.713">
                <text:p>76.71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142.406">
                <text:p>142.40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245.338">
                <text:p>245.33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374.614">
                <text:p>374.6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543.75">
                <text:p>543.7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">
                <text:p>450</text:p>
              </table:table-cell>
              <table:table-cell office:value-type="float" office:value="759.093">
                <text:p>759.09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1025.87">
                <text:p>1025.87</text:p>
              </table:table-cell>
              <table:table-cell office:value-type="float" office:value="0.045">
                <text:p>0.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147cm" svg:height="11.979cm" xlink:href=".." xlink:type="simple" chart:class="chart:scatter" chart:style-name="ch1">
        <chart:title svg:x="4.425cm" svg:y="0.375cm" chart:style-name="ch2">
          <text:p>Time Ratio</text:p>
        </chart:title>
        <chart:plot-area chart:style-name="ch3" table:cell-range-address="'Scaling Data'.A2:'Scaling Data'.A13 'Scaling Data'.D1:'Scaling Data'.D13" chart:data-source-has-labels="row" svg:x="1.233cm" svg:y="1.413cm" svg:width="9.692cm" svg:height="9.346cm">
          <chartooo:coordinate-region svg:x="2.445cm" svg:y="1.573cm" svg:width="8.24cm" svg:height="8.768cm"/>
          <chart:axis chart:dimension="x" chart:name="primary-x" chart:style-name="ch4">
            <chart:title svg:x="4.275cm" svg:y="10.998cm" chart:style-name="ch5">
              <text:p>Number of Brusselators</text:p>
            </chart:title>
            <chart:grid chart:style-name="ch6" chart:class="major"/>
          </chart:axis>
          <chart:axis chart:dimension="y" chart:name="primary-y" chart:style-name="ch4">
            <chart:title svg:x="0.451cm" svg:y="8.405cm" chart:style-name="ch7">
              <text:p>Runtime libRoadRunner/jarnac</text:p>
            </chart:title>
            <chart:grid chart:style-name="ch6" chart:class="major"/>
          </chart:axis>
          <chart:series chart:style-name="ch8" chart:values-cell-range-address="'Scaling Data'.D2:'Scaling Data'.D13" chart:label-cell-address="'Scaling Data'.D1:'Scaling Data'.D1" chart:class="chart:scatter">
            <chart:domain table:cell-range-address="'Scaling Data'.A2:'Scaling Data'.A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Ratio</text:p>
                <draw:g>
                  <svg:desc>'Scaling Data'.D1:'Scaling Dat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ling Data'.A2:'Scaling Data'.A13</svg:desc>
                </draw:g>
              </table:table-cell>
              <table:table-cell office:value-type="float" office:value="1400.11">
                <text:p>1400.11</text:p>
                <draw:g>
                  <svg:desc>'Scaling Data'.D2:'Scaling Data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00.12">
                <text:p>150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1625.79">
                <text:p>61625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81815.08">
                <text:p>181815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55210.34">
                <text:p>355210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511149.76">
                <text:p>511149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790443.83">
                <text:p>790443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113959.87">
                <text:p>111395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1455906.41">
                <text:p>1455906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1693499.69">
                <text:p>1693499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">
                <text:p>450</text:p>
              </table:table-cell>
              <table:table-cell office:value-type="float" office:value="1820990.46">
                <text:p>1820990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2641170.23">
                <text:p>2641170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3.5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1" style:family="chart">
      <style:text-properties fo:color="#000000" style:text-position="0% 100%" fo:font-family="Calibri" fo:font-size="9pt" style:font-size-asian="9pt" style:font-size-complex="9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3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ed7d31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804cm" svg:height="16.338cm" xlink:href=".." xlink:type="simple" chart:class="chart:scatter" chart:style-name="ch1">
        <chart:title svg:x="11.693cm" svg:y="0.462cm" chart:style-name="ch2">
          <text:p>Scaling of Execution Times</text:p>
        </chart:title>
        <chart:legend chart:legend-position="bottom" svg:x="3.764cm" svg:y="15.634cm" style:legend-expansion="wide" chart:style-name="ch3"/>
        <chart:plot-area chart:style-name="ch4" table:cell-range-address="'Scaling Data'.E2:'Scaling Data'.G13 'Scaling Data'.F1:'Scaling Data'.G1" chart:data-source-has-labels="row" svg:x="2.294cm" svg:y="1.587cm" svg:width="25.934cm" svg:height="12.744cm">
          <chartooo:coordinate-region svg:x="2.661cm" svg:y="1.747cm" svg:width="25.368cm" svg:height="12.425cm"/>
          <chart:axis chart:dimension="x" chart:name="primary-x" chart:style-name="ch5">
            <chart:title svg:x="14.853cm" svg:y="14.657cm" chart:style-name="ch6">
              <text:p>ln(N)</text:p>
            </chart:title>
            <chart:grid chart:style-name="ch7" chart:class="major"/>
          </chart:axis>
          <chart:axis chart:dimension="y" chart:name="primary-y" chart:style-name="ch8">
            <chart:title svg:x="0.451cm" svg:y="7.509cm" chart:style-name="ch6">
              <text:p>ln(Time)
</text:p>
            </chart:title>
            <chart:grid chart:style-name="ch7" chart:class="major"/>
          </chart:axis>
          <chart:series chart:style-name="ch9" chart:values-cell-range-address="'Scaling Data'.F2:'Scaling Data'.F13" chart:label-cell-address="'Scaling Data'.F1:'Scaling Data'.F1" chart:class="chart:scatter">
            <chart:domain table:cell-range-address="'Scaling Data'.E2:'Scaling Data'.E13"/>
            <chart:regression-curve chart:style-name="ch10">
              <chart:equation chart:display-equation="true" chart:display-r-square="true" chart:style-name="ch11"/>
            </chart:regression-curve>
            <chart:data-point chart:repeated="12"/>
          </chart:series>
          <chart:series chart:style-name="ch9" chart:values-cell-range-address="'Scaling Data'.G2:'Scaling Data'.G13" chart:label-cell-address="'Scaling Data'.G1:'Scaling Data'.G1" chart:class="chart:scatter">
            <chart:regression-curve chart:style-name="ch12"/>
            <chart:regression-curve chart:style-name="ch13">
              <chart:equation chart:display-equation="true" chart:display-r-square="true" chart:style-name="ch11"/>
            </chart:regression-curve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n(libRoadRunner)</text:p>
                <draw:g>
                  <svg:desc>'Scaling Data'.F1:'Scaling Data'.F1</svg:desc>
                </draw:g>
              </table:table-cell>
              <table:table-cell office:value-type="string">
                <text:p>ln(Jarnac)</text:p>
                <draw:g>
                  <svg:desc>'Scaling Data'.G1:'Scaling Dat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caling Data'.E2:'Scaling Data'.E13</svg:desc>
                </draw:g>
              </table:table-cell>
              <table:table-cell office:value-type="float" office:value="NaN">
                <text:p>NaN</text:p>
                <draw:g>
                  <svg:desc>'Scaling Data'.F2:'Scaling Data'.F13</svg:desc>
                </draw:g>
              </table:table-cell>
              <table:table-cell office:value-type="float" office:value="NaN">
                <text:p>NaN</text:p>
                <draw:g>
                  <svg:desc>'Scaling Data'.G2:'Scaling Data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-5.52146091786225">
                <text:p>-5.52146091786225</text:p>
              </table:table-cell>
              <table:table-cell office:value-type="float" office:value="0.905836273970296">
                <text:p>0.905836273970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-4.96184512992682">
                <text:p>-4.96184512992682</text:p>
              </table:table-cell>
              <table:table-cell office:value-type="float" office:value="2.54057784715846">
                <text:p>2.54057784715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-4.50986000618377">
                <text:p>-4.50986000618377</text:p>
              </table:table-cell>
              <table:table-cell office:value-type="float" office:value="3.57068695964073">
                <text:p>3.57068695964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-4.26869794936688">
                <text:p>-4.26869794936688</text:p>
              </table:table-cell>
              <table:table-cell office:value-type="float" office:value="4.34007118553657">
                <text:p>4.34007118553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2146091786225">
                <text:p>5.52146091786225</text:p>
              </table:table-cell>
              <table:table-cell office:value-type="float" office:value="-3.77226106305299">
                <text:p>-3.77226106305299</text:p>
              </table:table-cell>
              <table:table-cell office:value-type="float" office:value="4.95868213292169">
                <text:p>4.9586821329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-3.81671282562382">
                <text:p>-3.81671282562382</text:p>
              </table:table-cell>
              <table:table-cell office:value-type="float" office:value="5.50263685161899">
                <text:p>5.50263685161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5793315448346">
                <text:p>5.85793315448346</text:p>
              </table:table-cell>
              <table:table-cell office:value-type="float" office:value="-3.64965874096066">
                <text:p>-3.64965874096066</text:p>
              </table:table-cell>
              <table:table-cell office:value-type="float" office:value="5.92589616250971">
                <text:p>5.92589616250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-3.41124771751566">
                <text:p>-3.41124771751566</text:p>
              </table:table-cell>
              <table:table-cell office:value-type="float" office:value="6.29848958240289">
                <text:p>6.29848958240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0924758276437">
                <text:p>6.10924758276437</text:p>
              </table:table-cell>
              <table:table-cell office:value-type="float" office:value="-3.35240721749272">
                <text:p>-3.35240721749272</text:p>
              </table:table-cell>
              <table:table-cell office:value-type="float" office:value="6.63212429953376">
                <text:p>6.63212429953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-3.10109278921182">
                <text:p>-3.10109278921182</text:p>
              </table:table-cell>
              <table:table-cell office:value-type="float" office:value="6.93329631204985">
                <text:p>6.93329631204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